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When you have no doubts, hurry forth"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-one needs to use the bathroom, right?
Everyone's al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-is something I say too much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 new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fidget*... 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7T13:07:13+01:00</meta:creation-date>
    <dc:date>2019-12-07T13:0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